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 style:data-style-name="N49"/>
    <style:style style:name="ce6" style:family="table-cell" style:parent-style-name="Default" style:data-style-name="N49">
      <style:table-cell-properties fo:background-color="#ffff00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nic</text:p>
          </table:table-cell>
          <table:table-cell table:style-name="ce1" office:value-type="string" calcext:value-type="string">
            <text:p>mother_name</text:p>
          </table:table-cell>
          <table:table-cell table:style-name="ce1" office:value-type="string" calcext:value-type="string">
            <text:p>cnic_expiry_date</text:p>
          </table:table-cell>
          <table:table-cell office:value-type="string" calcext:value-type="string">
            <text:p>na_constituency_number</text:p>
          </table:table-cell>
          <table:table-cell office:value-type="string" calcext:value-type="string">
            <text:p>pa_constituency_number</text:p>
          </table:table-cell>
          <table:table-cell office:value-type="string" calcext:value-type="string">
            <text:p>INSERTED IN NADRA TABLE</text:p>
          </table:table-cell>
          <table:table-cell office:value-type="string" calcext:value-type="string">
            <text:p>INSERTED IN Users Tabl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yyab</text:p>
          </table:table-cell>
          <table:table-cell table:style-name="ce4" office:value-type="string" calcext:value-type="string">
            <text:p>14301-0536629-1</text:p>
          </table:table-cell>
          <table:table-cell table:style-name="ce4" office:value-type="string" calcext:value-type="string">
            <text:p>Bushra</text:p>
          </table:table-cell>
          <table:table-cell table:style-name="ce6" office:value-type="date" office:date-value="2023-09-02" calcext:value-type="date">
            <text:p>2023-09-02</text:p>
          </table:table-cell>
          <table:table-cell table:style-name="ce7" office:value-type="string" calcext:value-type="string">
            <text:p>NA-1</text:p>
          </table:table-cell>
          <table:table-cell table:style-name="ce7"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ais</text:p>
          </table:table-cell>
          <table:table-cell table:style-name="ce4" office:value-type="string" calcext:value-type="string">
            <text:p>14301-0536629-2</text:p>
          </table:table-cell>
          <table:table-cell table:style-name="ce4" office:value-type="string" calcext:value-type="string">
            <text:p>Ayesha</text:p>
          </table:table-cell>
          <table:table-cell table:style-name="ce6" office:value-type="date" office:date-value="2023-09-03" calcext:value-type="date">
            <text:p>2023-09-03</text:p>
          </table:table-cell>
          <table:table-cell table:style-name="ce7" office:value-type="string" calcext:value-type="string">
            <text:p>NA-1</text:p>
          </table:table-cell>
          <table:table-cell table:style-name="ce7" office:value-type="string" calcext:value-type="string">
            <text:p>PA-1</text:p>
          </table:table-cell>
          <table:table-cell table:style-name="ce1" office:value-type="string" calcext:value-type="string">
            <text:p>YES</text:p>
          </table:table-cell>
          <table:table-cell/>
          <table:table-cell office:value-type="float" office:value="923495518999" calcext:value-type="float">
            <text:p>923495518999</text:p>
          </table:table-cell>
        </table:table-row>
        <table:table-row table:style-name="ro1">
          <table:table-cell office:value-type="string" calcext:value-type="string">
            <text:p>Farhan</text:p>
          </table:table-cell>
          <table:table-cell office:value-type="string" calcext:value-type="string">
            <text:p>14301-0536629-3</text:p>
          </table:table-cell>
          <table:table-cell office:value-type="string" calcext:value-type="string">
            <text:p>Nusrat</text:p>
          </table:table-cell>
          <table:table-cell office:value-type="date" office:date-value="2023-09-04" calcext:value-type="date">
            <text:p>2023-09-04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14301-0536629-4</text:p>
          </table:table-cell>
          <table:table-cell office:value-type="string" calcext:value-type="string">
            <text:p>Saira</text:p>
          </table:table-cell>
          <table:table-cell office:value-type="date" office:date-value="2023-09-05" calcext:value-type="date">
            <text:p>2023-09-05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yaan</text:p>
          </table:table-cell>
          <table:table-cell office:value-type="string" calcext:value-type="string">
            <text:p>14301-0536629-5</text:p>
          </table:table-cell>
          <table:table-cell office:value-type="string" calcext:value-type="string">
            <text:p>Rukhsana</text:p>
          </table:table-cell>
          <table:table-cell office:value-type="date" office:date-value="2023-09-06" calcext:value-type="date">
            <text:p>2023-09-06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baz</text:p>
          </table:table-cell>
          <table:table-cell office:value-type="string" calcext:value-type="string">
            <text:p>14301-0536629-6</text:p>
          </table:table-cell>
          <table:table-cell office:value-type="string" calcext:value-type="string">
            <text:p>Sakeena</text:p>
          </table:table-cell>
          <table:table-cell office:value-type="date" office:date-value="2023-09-07" calcext:value-type="date">
            <text:p>2023-09-07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jid</text:p>
          </table:table-cell>
          <table:table-cell office:value-type="string" calcext:value-type="string">
            <text:p>14301-0536629-8</text:p>
          </table:table-cell>
          <table:table-cell office:value-type="string" calcext:value-type="string">
            <text:p>Alia</text:p>
          </table:table-cell>
          <table:table-cell office:value-type="date" office:date-value="2023-09-08" calcext:value-type="date">
            <text:p>2023-09-08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jid Ail</text:p>
          </table:table-cell>
          <table:table-cell office:value-type="string" calcext:value-type="string">
            <text:p>14301-0536629-9</text:p>
          </table:table-cell>
          <table:table-cell office:value-type="string" calcext:value-type="string">
            <text:p>Aleena</text:p>
          </table:table-cell>
          <table:table-cell office:value-type="date" office:date-value="2023-09-09" calcext:value-type="date">
            <text:p>2023-09-09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14301-0536620-0</text:p>
          </table:table-cell>
          <table:table-cell office:value-type="string" calcext:value-type="string">
            <text:p>Alisha</text:p>
          </table:table-cell>
          <table:table-cell office:value-type="date" office:date-value="2023-09-10" calcext:value-type="date">
            <text:p>2023-09-10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14301-0536620-1</text:p>
          </table:table-cell>
          <table:table-cell office:value-type="string" calcext:value-type="string">
            <text:p>Reeya</text:p>
          </table:table-cell>
          <table:table-cell office:value-type="date" office:date-value="2023-09-11" calcext:value-type="date">
            <text:p>2023-09-11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2</text:p>
          </table:table-cell>
          <table:table-cell office:value-type="string" calcext:value-type="string">
            <text:p>Fauzia</text:p>
          </table:table-cell>
          <table:table-cell office:value-type="date" office:date-value="2023-09-12" calcext:value-type="date">
            <text:p>2023-09-12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3</text:p>
          </table:table-cell>
          <table:table-cell office:value-type="string" calcext:value-type="string">
            <text:p>Zainab</text:p>
          </table:table-cell>
          <table:table-cell office:value-type="date" office:date-value="2023-09-13" calcext:value-type="date">
            <text:p>2023-09-13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4</text:p>
          </table:table-cell>
          <table:table-cell office:value-type="string" calcext:value-type="string">
            <text:p>Inaya</text:p>
          </table:table-cell>
          <table:table-cell office:value-type="date" office:date-value="2023-09-14" calcext:value-type="date">
            <text:p>2023-09-14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5</text:p>
          </table:table-cell>
          <table:table-cell office:value-type="string" calcext:value-type="string">
            <text:p>Aadab</text:p>
          </table:table-cell>
          <table:table-cell office:value-type="date" office:date-value="2023-09-15" calcext:value-type="date">
            <text:p>2023-09-15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6</text:p>
          </table:table-cell>
          <table:table-cell office:value-type="string" calcext:value-type="string">
            <text:p>Aabidah</text:p>
          </table:table-cell>
          <table:table-cell office:value-type="date" office:date-value="2023-09-16" calcext:value-type="date">
            <text:p>2023-09-16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7</text:p>
          </table:table-cell>
          <table:table-cell office:value-type="string" calcext:value-type="string">
            <text:p>Zara</text:p>
          </table:table-cell>
          <table:table-cell office:value-type="date" office:date-value="2023-09-17" calcext:value-type="date">
            <text:p>2023-09-17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8</text:p>
          </table:table-cell>
          <table:table-cell office:value-type="string" calcext:value-type="string">
            <text:p>Aaima</text:p>
          </table:table-cell>
          <table:table-cell office:value-type="date" office:date-value="2023-09-18" calcext:value-type="date">
            <text:p>2023-09-18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4301-0536620-9</text:p>
          </table:table-cell>
          <table:table-cell office:value-type="string" calcext:value-type="string">
            <text:p>Zoya</text:p>
          </table:table-cell>
          <table:table-cell office:value-type="date" office:date-value="2023-09-19" calcext:value-type="date">
            <text:p>2023-09-19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ustafa</text:p>
          </table:table-cell>
          <table:table-cell office:value-type="string" calcext:value-type="string">
            <text:p>14311-0536629-0</text:p>
          </table:table-cell>
          <table:table-cell office:value-type="string" calcext:value-type="string">
            <text:p>Bibi Zuhra</text:p>
          </table:table-cell>
          <table:table-cell office:value-type="date" office:date-value="2023-08-01" calcext:value-type="date">
            <text:p>2023-08-01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az</text:p>
          </table:table-cell>
          <table:table-cell office:value-type="string" calcext:value-type="string">
            <text:p>14311-0536629-1</text:p>
          </table:table-cell>
          <table:table-cell office:value-type="string" calcext:value-type="string">
            <text:p>Lateefa</text:p>
          </table:table-cell>
          <table:table-cell office:value-type="date" office:date-value="2023-08-02" calcext:value-type="date">
            <text:p>2023-08-02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zwan</text:p>
          </table:table-cell>
          <table:table-cell office:value-type="string" calcext:value-type="string">
            <text:p>14311-0536629-2</text:p>
          </table:table-cell>
          <table:table-cell office:value-type="string" calcext:value-type="string">
            <text:p>Nusrat Yasmeen</text:p>
          </table:table-cell>
          <table:table-cell office:value-type="date" office:date-value="2023-08-03" calcext:value-type="date">
            <text:p>2023-08-03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aaq</text:p>
          </table:table-cell>
          <table:table-cell office:value-type="string" calcext:value-type="string">
            <text:p>14311-0536629-3</text:p>
          </table:table-cell>
          <table:table-cell office:value-type="string" calcext:value-type="string">
            <text:p>Huma</text:p>
          </table:table-cell>
          <table:table-cell office:value-type="date" office:date-value="2023-08-04" calcext:value-type="date">
            <text:p>2023-08-04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an</text:p>
          </table:table-cell>
          <table:table-cell office:value-type="string" calcext:value-type="string">
            <text:p>14311-0536629-4</text:p>
          </table:table-cell>
          <table:table-cell office:value-type="string" calcext:value-type="string">
            <text:p>Saira Hameed</text:p>
          </table:table-cell>
          <table:table-cell office:value-type="date" office:date-value="2023-08-05" calcext:value-type="date">
            <text:p>2023-08-05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eshan</text:p>
          </table:table-cell>
          <table:table-cell office:value-type="string" calcext:value-type="string">
            <text:p>14311-0536629-5</text:p>
          </table:table-cell>
          <table:table-cell office:value-type="string" calcext:value-type="string">
            <text:p>Gul Roba</text:p>
          </table:table-cell>
          <table:table-cell office:value-type="date" office:date-value="2023-08-06" calcext:value-type="date">
            <text:p>2023-08-06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far</text:p>
          </table:table-cell>
          <table:table-cell office:value-type="string" calcext:value-type="string">
            <text:p>14311-0536629-6</text:p>
          </table:table-cell>
          <table:table-cell office:value-type="string" calcext:value-type="string">
            <text:p>Ashfa Khattak</text:p>
          </table:table-cell>
          <table:table-cell office:value-type="date" office:date-value="2023-08-07" calcext:value-type="date">
            <text:p>2023-08-07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or Mast</text:p>
          </table:table-cell>
          <table:table-cell office:value-type="string" calcext:value-type="string">
            <text:p>14311-0536629-7</text:p>
          </table:table-cell>
          <table:table-cell office:value-type="string" calcext:value-type="string">
            <text:p>Asia Khan</text:p>
          </table:table-cell>
          <table:table-cell office:value-type="date" office:date-value="2023-08-08" calcext:value-type="date">
            <text:p>2023-08-08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leed Ul Hassan</text:p>
          </table:table-cell>
          <table:table-cell office:value-type="string" calcext:value-type="string">
            <text:p>14311-0536629-8</text:p>
          </table:table-cell>
          <table:table-cell office:value-type="string" calcext:value-type="string">
            <text:p>Farhat</text:p>
          </table:table-cell>
          <table:table-cell office:value-type="date" office:date-value="2023-08-09" calcext:value-type="date">
            <text:p>2023-08-09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ih Ul Hassan</text:p>
          </table:table-cell>
          <table:table-cell office:value-type="string" calcext:value-type="string">
            <text:p>14311-0536629-9</text:p>
          </table:table-cell>
          <table:table-cell office:value-type="string" calcext:value-type="string">
            <text:p>Amna Bibi</text:p>
          </table:table-cell>
          <table:table-cell office:value-type="date" office:date-value="2023-08-10" calcext:value-type="date">
            <text:p>2023-08-10</text:p>
          </table:table-cell>
          <table:table-cell office:value-type="string" calcext:value-type="string">
            <text:p>NA-2</text:p>
          </table:table-cell>
          <table:table-cell office:value-type="string" calcext:value-type="string">
            <text:p>PA-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 style:data-style-name="N2" text:time-value="19:00:14.467436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1:33:02.741779236</meta:creation-date>
    <dc:date>2023-06-11T15:28:44.508879806</dc:date>
    <meta:editing-duration>PT20H56M32S</meta:editing-duration>
    <meta:editing-cycles>7</meta:editing-cycles>
    <meta:generator>LibreOffice/7.3.2.2$Linux_X86_64 LibreOffice_project/49f2b1bff42cfccbd8f788c8dc32c1c309559be0</meta:generator>
    <meta:document-statistic meta:table-count="1" meta:cell-count="170" meta:object-count="0"/>
  </office:meta>
</office:document-meta>
</file>